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Subtitle">
      <style:text-properties officeooo:paragraph-rsid="0006fd95"/>
    </style:style>
    <style:style style:name="P2" style:family="paragraph" style:parent-style-name="Title">
      <style:text-properties officeooo:paragraph-rsid="0006e59d"/>
    </style:style>
    <style:style style:name="P3" style:family="paragraph" style:parent-style-name="Text_20_body">
      <style:text-properties officeooo:rsid="0089f001" officeooo:paragraph-rsid="0089f001"/>
    </style:style>
    <style:style style:name="P4" style:family="paragraph" style:parent-style-name="Text_20_body">
      <style:text-properties officeooo:rsid="0098304d" officeooo:paragraph-rsid="0098304d"/>
    </style:style>
    <style:style style:name="P5" style:family="paragraph" style:parent-style-name="Text_20_body">
      <style:text-properties officeooo:paragraph-rsid="0098304d"/>
    </style:style>
    <style:style style:name="P6" style:family="paragraph" style:parent-style-name="Text_20_body">
      <style:text-properties officeooo:rsid="0099b92f" officeooo:paragraph-rsid="0099b92f"/>
    </style:style>
    <style:style style:name="P7" style:family="paragraph" style:parent-style-name="Text_20_body">
      <style:text-properties fo:font-weight="bold" officeooo:paragraph-rsid="0099b92f" style:font-weight-asian="bold" style:font-weight-complex="bold"/>
    </style:style>
    <style:style style:name="P8" style:family="paragraph" style:parent-style-name="Heading_20_1">
      <style:text-properties officeooo:rsid="0089f001" officeooo:paragraph-rsid="0089f001"/>
    </style:style>
    <style:style style:name="P9" style:family="paragraph" style:parent-style-name="Heading_20_1">
      <style:text-properties officeooo:rsid="0089f001" officeooo:paragraph-rsid="0098304d"/>
    </style:style>
    <style:style style:name="P10" style:family="paragraph" style:parent-style-name="Heading_20_1">
      <style:text-properties officeooo:rsid="0098304d" officeooo:paragraph-rsid="0098304d"/>
    </style:style>
    <style:style style:name="P11" style:family="paragraph" style:parent-style-name="Text_20_body">
      <style:text-properties officeooo:rsid="009c39e0" officeooo:paragraph-rsid="009c39e0"/>
    </style:style>
    <style:style style:name="P12" style:family="paragraph" style:parent-style-name="Text_20_body">
      <style:text-properties fo:font-weight="bold" officeooo:rsid="009c39e0" officeooo:paragraph-rsid="009c39e0" style:font-weight-asian="bold" style:font-weight-complex="bold"/>
    </style:style>
    <style:style style:name="T1" style:family="text">
      <style:text-properties officeooo:rsid="0006fd95"/>
    </style:style>
    <style:style style:name="T2" style:family="text">
      <style:text-properties officeooo:rsid="000b60bf"/>
    </style:style>
    <style:style style:name="T3" style:family="text">
      <style:text-properties officeooo:rsid="000f1738"/>
    </style:style>
    <style:style style:name="T4" style:family="text">
      <style:text-properties officeooo:rsid="00141e64"/>
    </style:style>
    <style:style style:name="T5" style:family="text">
      <style:text-properties officeooo:rsid="0050dd38"/>
    </style:style>
    <style:style style:name="T6" style:family="text">
      <style:text-properties officeooo:rsid="0089f001"/>
    </style:style>
    <style:style style:name="T7" style:family="text">
      <style:text-properties officeooo:rsid="0097188a"/>
    </style:style>
    <style:style style:name="T8" style:family="text">
      <style:text-properties officeooo:rsid="0098304d"/>
    </style:style>
    <style:style style:name="T9" style:family="text">
      <style:text-properties officeooo:rsid="0099b92f"/>
    </style:style>
    <style:style style:name="T10" style:family="text">
      <style:text-properties fo:font-weight="bold" style:font-weight-asian="bold" style:font-weight-complex="bold"/>
    </style:style>
    <style:style style:name="T11" style:family="text">
      <style:text-properties fo:font-weight="bold" officeooo:rsid="0098304d" style:font-weight-asian="bold" style:font-weight-complex="bold"/>
    </style:style>
    <style:style style:name="T12" style:family="text">
      <style:text-properties fo:font-weight="bold" officeooo:rsid="0099b92f" style:font-weight-asian="bold" style:font-weight-complex="bold"/>
    </style:style>
    <style:style style:name="T13" style:family="text">
      <style:text-properties officeooo:rsid="009ad661"/>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CMPT</text:span><text:span text:style-name="T5">4</text:span><text:span text:style-name="T7">89 Project Phase 1</text:span><text:span text:style-name="T6"> Report</text:span></text:p>
      <text:p text:style-name="P1">Joseph Lunderville <text:span text:style-name="T2">(</text:span>200014381<text:span text:style-name="T2">)</text:span></text:p>
      <text:p text:style-name="P1"><text:span text:style-name="T5">Fall</text:span><text:span text:style-name="T4"> 2023</text:span><text:span text:style-name="T1"> – </text:span><text:span text:style-name="T3">Yuepeng Wang</text:span></text:p>
      <text:h text:style-name="P8" text:outline-level="1">Design</text:h>
      <text:p text:style-name="P11">The basic design is straightforward: a local class <text:span text:style-name="Source_20_Text">TopDownEnumSynthesizer.EnumerationJob</text:span> encapsulates a partial AST. Its main method <text:span text:style-name="Source_20_Text">enumerate(validate, jobs)</text:span> enumerates programs by substituting all possible productions into its first available missing AST node; if this results in a complete AST, it is submitted to the <text:span text:style-name="Source_20_Text">validate</text:span> function supplied to it, otherwise it creates a new <text:span text:style-name="Source_20_Text">EnumerationJob</text:span> for the partial AST and enqueues it in the <text:span text:style-name="Source_20_Text">jobs</text:span> queue supplied.</text:p>
      <text:p text:style-name="P11">The caller is expected to iteratively remove jobs from the queue and call their <text:span text:style-name="Source_20_Text">enumerate(...)</text:span> methods.</text:p>
      <text:h text:style-name="P9" text:outline-level="1">Features</text:h>
      <text:p text:style-name="P11">The program generates extra output in exceptional situations; when it hits a limit of partial programs queued, it outputs the message:</text:p>
      <text:p text:style-name="P12"><text:span text:style-name="Source_20_Text">warning: enumeration capped at &lt;N&gt; pending jobs</text:span></text:p>
      <text:p text:style-name="P11">and when it is unable to synthesize a program matching the examples, it outputs the message:</text:p>
      <text:p text:style-name="P12"><text:span text:style-name="Source_20_Text">error: failed to generate!</text:span></text:p>
      <text:h text:style-name="P10" text:outline-level="1">Tests</text:h>
      <text:p text:style-name="P4">Besides the supplied test case, I implemented a Haskell program (<text:span text:style-name="Source_20_Text">test-data/gen/src/Main.hs</text:span>) which generates random programs in the supplied DSL, and evaluates them with random inputs to create a test case. These programs are generated with different maximum AST depth to produce test cases of varying challenge.</text:p>
      <text:p text:style-name="P4">This method is imperfect in a number of ways; mainly, the inputs may not distinguish the generated program effectively from other potential programs; and even if the inputs do effectively distinguish the generated program, it is possible the generated program is entirely equivalent to another program with lower depth.</text:p>
      <text:p text:style-name="P5"><text:soft-page-break/><text:span text:style-name="T8">As an example of the first, take the program </text:span><text:span text:style-name="Source_20_Text"><text:span text:style-name="T11">Ite(And(Lt(x, y), Lt(x, z)), </text:span></text:span><text:span text:style-name="Source_20_Text"><text:span text:style-name="T12">2</text:span></text:span><text:span text:style-name="Source_20_Text"><text:span text:style-name="T11">, y)</text:span></text:span><text:span text:style-name="Source_20_Text"><text:span text:style-name="T8"> </text:span></text:span><text:span text:style-name="T9">the generator might produce </text:span><text:span text:style-name="T8">input-output examples:</text:span></text:p>
      <text:p text:style-name="P7"><text:span text:style-name="Source_20_Text"><text:span text:style-name="T8">x=2, y=3, z=2 -&gt; 3<text:line-break/>x=1, y=</text:span></text:span><text:span text:style-name="Source_20_Text"><text:span text:style-name="T9">2</text:span></text:span><text:span text:style-name="Source_20_Text"><text:span text:style-name="T8">, z=3 -&gt; </text:span></text:span><text:span text:style-name="Source_20_Text"><text:span text:style-name="T9">2</text:span></text:span><text:span text:style-name="Source_20_Text"><text:span text:style-name="T8"><text:line-break/>x=2, y=3, z=1 -&gt; 3<text:line-break/>x=1, y=</text:span></text:span><text:span text:style-name="Source_20_Text"><text:span text:style-name="T9">1</text:span></text:span><text:span text:style-name="Source_20_Text"><text:span text:style-name="T8">, z=3 -&gt; </text:span></text:span><text:span text:style-name="Source_20_Text"><text:span text:style-name="T9">1</text:span></text:span></text:p>
      <text:p text:style-name="P6">Despite actually resulting in 100% code coverage, these examples are also consistent with the trivial program <text:span text:style-name="Source_20_Text"><text:span text:style-name="T10">y</text:span></text:span>.</text:p>
      <text:p text:style-name="Text_20_body">More problematic is the second situation, where the program may be entirely equivalent to another, simpler program. For example, consider the program <text:span text:style-name="T8"><text:s/></text:span><text:span text:style-name="Source_20_Text"><text:span text:style-name="T11">Ite(And(Lt(x, y), Lt(</text:span></text:span><text:span text:style-name="Source_20_Text"><text:span text:style-name="T10">y</text:span></text:span><text:span text:style-name="Source_20_Text"><text:span text:style-name="T11">, </text:span></text:span><text:span text:style-name="Source_20_Text"><text:span text:style-name="T10">x</text:span></text:span><text:span text:style-name="Source_20_Text"><text:span text:style-name="T11">)), </text:span></text:span><text:span text:style-name="Source_20_Text"><text:span text:style-name="T10">2</text:span></text:span><text:span text:style-name="Source_20_Text"><text:span text:style-name="T11">, y)</text:span></text:span><text:span text:style-name="T8">: </text:span>because <draw:frame draw:style-name="fr1" draw:name="Object1" text:anchor-type="as-char" svg:y="-0.377cm" svg:width="2.131cm" svg:height="0.467cm" draw:z-index="0"><draw:object xlink:href="./Object 1" xlink:type="simple" xlink:show="embed" xlink:actuate="onLoad"/><draw:image xlink:href="./ObjectReplacements/Object 1" xlink:type="simple" xlink:show="embed" xlink:actuate="onLoad"/><svg:desc>formula</svg:desc></draw:frame><text:s/>is always false, we can show that the program is equivalent to the trivial program <text:span text:style-name="Source_20_Text"><text:span text:style-name="T11">y</text:span></text:span>. However, <text:span text:style-name="T9">this is not practical to detect during test case generation.</text:span></text:p>
      <text:p text:style-name="P6">In both cases the solution was to generate an abundance of test cases and spot pathological ones manually. Essentially, if a more trivial than expected program is synthesized, I manually checked if it was equivalent and replaced the test case with a freshly generated one. This obviously only works for programs where a solution was synthesized, but <text:span text:style-name="T13">the problem of test cases which are too difficult for the synthesizer but still not quite as challenging as I would like, is a problem which can be solved progressively as the synthesizer is improved.</text:span></text:p>
      <text:h text:style-name="P9" text:outline-level="1">Issues</text:h>
      <text:p text:style-name="P11">The enumeration order is suspect: the synthesis sometimes produces deeper programs before shallower ones. I produced a second variation which is uses progressively deeper depth-first searches to reduce memory consumption, and this one generates programs in the correct order, but it is significantly slower and not able to find any programs with AST height greater than 3 either in any reasonable time. Due to time constraints I’m abitrarily choosing to submit the faster one without fully exploring its behaviour.</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fo:font-size="18pt" style:font-size-asian="18pt" style:font-size-complex="18pt"/>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Math" style:family="paragraph" style:parent-style-name="Text_20_body">
      <style:paragraph-properties fo:text-align="center" style:justify-single-word="false"/>
      <style:text-properties style:font-name="Liberation Serif1" fo:font-family="'Liberation Serif'" style:font-style-name="Regular" style:font-family-generic="roman" style:font-pitch="variable" fo:font-size="12pt" fo:font-style="normal"/>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Variable" style:family="text">
      <style:text-properties style:font-name="Liberation Serif1" fo:font-family="'Liberation Serif'" style:font-style-name="Regular" style:font-family-generic="roman" style:font-pitch="variable" fo:font-size="12pt" fo:font-style="italic" fo:font-weight="normal" style:font-style-asian="italic" style:font-style-complex="italic"/>
    </style:style>
    <style:style style:name="Math" style:family="text">
      <style:text-properties style:font-name="Liberation Serif1" fo:font-family="'Liberation Serif'" style:font-style-name="Regular" style:font-family-generic="roman" style:font-pitch="variable" fo:font-size="12pt" fo:font-style="normal" fo:font-weight="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a." style:num-suffix="a." style:num-format="1" text:start-value="3">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text:style-name="Numbering_20_Symbols" loext:num-list-format="7a%4%." style:num-prefix="7a"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5" text:style-name="Numbering_20_Symbols" loext:num-list-format="%5%ab." style:num-suffix="ab." style:num-format="1" text:start-value="8">
        <style:list-level-properties text:list-level-position-and-space-mode="label-alignment">
          <style:list-level-label-alignment text:label-followed-by="listtab" text:list-tab-stop-position="3.501cm" fo:text-indent="-1cm" fo:margin-left="3.5cm"/>
        </style:list-level-properties>
      </text:list-level-style-number>
      <text:list-level-style-number text:level="6" text:style-name="Numbering_20_Symbols" loext:num-list-format="8ab%6%." style:num-prefix="8ab" style:num-suffix="." style:num-format="a">
        <style:list-level-properties text:list-level-position-and-space-mode="label-alignment">
          <style:list-level-label-alignment text:label-followed-by="listtab" text:list-tab-stop-position="4.5cm" fo:text-indent="-1.499cm" fo:margin-left="4.5cm"/>
        </style:list-level-properties>
      </text:list-level-style-number>
      <text:list-level-style-number text:level="7" text:style-name="Numbering_20_Symbols" loext:num-list-format="%7%aaa." style:num-suffix="aaa." style:num-format="1" text:start-value="8">
        <style:list-level-properties text:list-level-position-and-space-mode="label-alignment">
          <style:list-level-label-alignment text:label-followed-by="listtab" text:list-tab-stop-position="5.001cm" fo:text-indent="-1.501cm" fo:margin-left="5.0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2cm" fo:text-indent="-1.501cm" fo:margin-left="2cm"/>
        </style:list-level-properties>
      </text:list-level-style-number>
      <text:list-level-style-number text:level="2" text:style-name="Numbering_20_Symbols" loext:num-list-format="2%2%." style:num-prefix="2"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Numbering_20_Symbols" loext:num-list-format="%3%b." style:num-suffix="b." style:num-format="1" text:start-value="3">
        <style:list-level-properties text:list-level-position-and-space-mode="label-alignment">
          <style:list-level-label-alignment text:label-followed-by="listtab" text:list-tab-stop-position="2.499cm" fo:text-indent="-1cm" fo:margin-left="2.499cm"/>
        </style:list-level-properties>
      </text:list-level-style-number>
      <text:list-level-style-number text:level="4" text:style-name="Numbering_20_Symbols" loext:num-list-format="7b%4%." style:num-prefix="7b"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5" text:style-name="Numbering_20_Symbols" loext:num-list-format="%5%ba." style:num-suffix="ba." style:num-format="1" text:start-value="8">
        <style:list-level-properties text:list-level-position-and-space-mode="label-alignment">
          <style:list-level-label-alignment text:label-followed-by="listtab" text:list-tab-stop-position="3.5cm" fo:text-indent="-1cm" fo:margin-left="3.5cm"/>
        </style:list-level-properties>
      </text:list-level-style-number>
      <text:list-level-style-number text:level="6" text:style-name="Numbering_20_Symbols" loext:num-list-format="8ba%6%." style:num-prefix="8ba" style:num-suffix="." style:num-format="a">
        <style:list-level-properties text:list-level-position-and-space-mode="label-alignment">
          <style:list-level-label-alignment text:label-followed-by="listtab" text:list-tab-stop-position="4.5cm" fo:text-indent="-1.499cm" fo:margin-left="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4T21:34:03.639732152</meta:creation-date>
    <dc:date>2023-11-08T23:58:13.801584678</dc:date>
    <meta:editing-duration>PT9H29M1S</meta:editing-duration>
    <meta:editing-cycles>29</meta:editing-cycles>
    <meta:generator>LibreOffice/7.3.7.2$Linux_X86_64 LibreOffice_project/30$Build-2</meta:generator>
    <meta:document-statistic meta:table-count="0" meta:image-count="0" meta:object-count="1" meta:page-count="2" meta:paragraph-count="21" meta:word-count="527" meta:character-count="3333" meta:non-whitespace-character-count="2824"/>
  </office:meta>
</office:document-meta>
</file>

<file path=Object 1/content.xml><?xml version="1.0" encoding="utf-8"?>
<math xmlns="http://www.w3.org/1998/Math/MathML" display="block">
  <semantics>
    <mrow>
      <mi>x</mi>
      <mo stretchy="false">&lt;</mo>
      <mrow>
        <mi>y</mi>
        <mo stretchy="false">∧</mo>
        <mi>y</mi>
      </mrow>
      <mo stretchy="false">&lt;</mo>
      <mi>x</mi>
    </mrow>
    <annotation encoding="StarMath 5.0">
x &lt; y and y &lt; x</annotation>
  </semantics>
</math>
</file>